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Utils.convert( String digit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2">
            <text:p text:style-name="Table_20_Contents">4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inaryUtils.shortToByteArray( short value , byte [ ] array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Utils.convert( int integer , int buf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naryUtils.shortToByteArray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Utils.convert( int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